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84a" officeooo:paragraph-rsid="0011584a"/>
    </style:style>
    <style:style style:name="P2" style:family="paragraph" style:parent-style-name="Standard">
      <style:paragraph-properties fo:text-align="start" style:justify-single-word="false"/>
      <style:text-properties officeooo:rsid="0011584a" officeooo:paragraph-rsid="0011584a"/>
    </style:style>
    <style:style style:name="P3" style:family="paragraph" style:parent-style-name="Standard">
      <style:paragraph-properties fo:text-align="end" style:justify-single-word="false"/>
      <style:text-properties style:font-name="F2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F2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F2" fo:font-size="20pt" fo:language="zxx" fo:country="none" officeooo:rsid="0011584a" officeooo:paragraph-rsid="0011584a" style:font-size-asian="20pt" style:language-asian="zxx" style:country-asian="none" style:font-size-complex="20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F2" fo:font-size="32pt" fo:language="zxx" fo:country="none" officeooo:rsid="0011584a" officeooo:paragraph-rsid="0011584a" style:font-size-asian="32pt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F2" fo:font-size="18pt" fo:language="zxx" fo:country="none" officeooo:rsid="0011584a" officeooo:paragraph-rsid="0011584a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F2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paragraph-properties fo:text-align="end" style:justify-single-word="false"/>
      <style:text-properties style:font-name="F2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F2" fo:font-size="14pt" fo:language="zxx" fo:country="none" officeooo:rsid="0011584a" officeooo:paragraph-rsid="0011584a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6pt" officeooo:rsid="0011584a" officeooo:paragraph-rsid="0011584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1584a" officeooo:paragraph-rsid="0012fb2b" style:font-size-asian="16pt" style:font-size-complex="16pt"/>
    </style:style>
    <style:style style:name="T1" style:family="text">
      <style:text-properties style:font-name="F2"/>
    </style:style>
    <style:style style:name="T2" style:family="text">
      <style:text-properties style:font-name="F2" fo:font-size="13pt" style:font-size-asian="13pt"/>
    </style:style>
    <style:style style:name="T3" style:family="text">
      <style:text-properties style:font-name="F2" fo:font-size="13pt" fo:language="zxx" fo:country="none" style:font-size-asian="13pt" style:language-asian="zxx" style:country-asian="none" style:language-complex="zxx" style:country-complex="none"/>
    </style:style>
    <style:style style:name="T4" style:family="text">
      <style:text-properties style:font-name="F2" officeooo:rsid="0012fb2b"/>
    </style:style>
    <style:style style:name="T5" style:family="text">
      <style:text-properties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TATEA ”TRANSILVANIA” BRAȘOV</text:p>
      <text:p text:style-name="P5"/>
      <text:p text:style-name="P5">FACULTATEA DE MATEMATICĂ ȘI INFORMATICĂ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5">LUCRARE DE DISERTAȚIE</text:span></text:p>
      <text:p text:style-name="P6"><text:span text:style-name="T5"/></text:p>
      <text:p text:style-name="P7">IMPLEMENTAREA UNUI JOC DE ȘAH INTELIGENT FOLOSIND TEHNOLOGII AVANSATE SPECIFICE PLATFORMEI .NET</text:p>
      <text:p text:style-name="P1"/>
      <text:p text:style-name="P2"><text:span text:style-name="T2"/></text:p>
      <text:p text:style-name="P2"><text:span text:style-name="T2"/></text:p>
      <text:p text:style-name="P11"><text:span text:style-name="T1"/></text:p>
      <text:p text:style-name="P12"><text:span text:style-name="T4"/></text:p>
      <text:p text:style-name="P12"><text:span text:style-name="T1">CONDUCĂTOR ȘTIINȚIFIC</text:span></text:p>
      <text:p text:style-name="P8">BOCU DORIN</text:p>
      <text:p text:style-name="P8"/>
      <text:p text:style-name="P9">ABSOLVENT</text:p>
      <text:p text:style-name="P9">URSTA ANDREI-ALEXANDRU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>BRAȘOV</text:p>
      <text:p text:style-name="P10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4</meta:editing-cycles>
    <meta:generator>LibreOffice/4.4.3.2$Windows_x86 LibreOffice_project/88805f81e9fe61362df02b9941de8e38a9b5fd16</meta:generator>
    <dc:date>2015-06-06T01:12:26.153000000</dc:date>
    <meta:document-statistic meta:table-count="0" meta:image-count="0" meta:object-count="0" meta:page-count="1" meta:paragraph-count="10" meta:word-count="32" meta:character-count="262" meta:non-whitespace-character-count="240"/>
    <meta:user-defined meta:name="Info 1"/>
    <meta:user-defined meta:name="Info 2"/>
    <meta:user-defined meta:name="Info 3"/>
    <meta:user-defined meta:name="Info 4"/>
  </office:meta>
</office:document-meta>
</file>